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3000002BB3DAC7DA6E0B330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1" svg:font-family="'Noto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17cm" fo:min-width="2.4cm" fo:padding-top="0.15cm" fo:padding-bottom="0.15cm" fo:padding-left="0.275cm" fo:padding-right="0.275cm"/>
    </style:style>
    <style:style style:name="gr2" style:family="graphic" style:parent-style-name="Text_20_A4">
      <style:graphic-properties fo:min-height="0.903cm"/>
      <style:paragraph-properties style:writing-mode="lr-tb"/>
    </style:style>
    <style:style style:name="gr3" style:family="graphic" style:parent-style-name="Text_20_A4">
      <style:graphic-properties draw:fill="none" draw:fill-color="#729fcf" draw:auto-grow-height="false" draw:fit-to-size="shrink-to-fit" style:shrink-to-fit="true" fo:min-height="0.903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5cm" draw:marker-end-width="0.25cm" draw:textarea-vertical-align="middle" fo:padding-top="0.14cm" fo:padding-bottom="0.14cm" fo:padding-left="0.265cm" fo:padding-right="0.265cm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64cm" fo:min-width="1.869cm" fo:padding-top="0.15cm" fo:padding-bottom="0.15cm" fo:padding-left="0.275cm" fo:padding-right="0.275cm"/>
    </style:style>
    <style:style style:name="gr7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14cm" fo:min-width="1.82cm" fo:padding-top="0.15cm" fo:padding-bottom="0.15cm" fo:padding-left="0.275cm" fo:padding-right="0.275cm"/>
    </style:style>
    <style:style style:name="gr9" style:family="graphic" style:parent-style-name="Text_20_A4">
      <style:graphic-properties fo:min-height="2.063cm"/>
      <style:paragraph-properties style:writing-mode="lr-tb"/>
    </style:style>
    <style:style style:name="gr10" style:family="graphic" style:parent-style-name="Text_20_A4">
      <style:graphic-properties fo:min-height="1.081cm"/>
      <style:paragraph-properties style:writing-mode="lr-tb"/>
    </style:style>
    <style:style style:name="gr11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000000" draw:marker-start-width="0.241cm" draw:marker-end-width="0.241cm" draw:fill="solid" draw:textarea-vertical-align="middle" fo:padding-top="0.138cm" fo:padding-bottom="0.138cm" fo:padding-left="0.263cm" fo:padding-right="0.263cm"/>
    </style:style>
    <style:style style:name="gr13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824cm" fo:min-width="1.182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3465a4" draw:marker-start-width="0.227cm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tyle="italic" style:font-style-asian="italic" style:font-style-complex="italic"/>
    </style:style>
    <style:style style:name="P3" style:family="paragraph">
      <loext:graphic-properties draw:fill="none" draw:fill-color="#729fcf"/>
      <style:paragraph-properties style:writing-mode="lr-tb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text-properties fo:color="#3465a4"/>
    </style:style>
    <style:style style:name="P9" style:family="paragraph">
      <style:paragraph-properties style:writing-mode="lr-tb"/>
      <style:text-properties fo:color="#3465a4" fo:font-style="italic" style:font-style-asian="italic" style:font-style-complex="italic"/>
    </style:style>
    <style:style style:name="T1" style:family="text">
      <style:text-properties style:font-name="Latin Modern Roman1" fo:font-style="italic" style:font-name-asian="Latin Modern Roman1" style:font-style-asian="italic" style:font-name-complex="Latin Modern Roman1" style:font-style-complex="italic"/>
    </style:style>
    <style:style style:name="T2" style:family="text">
      <style:text-properties style:font-name="Latin Modern Math" fo:font-style="italic" style:font-name-asian="Latin Modern Math" style:font-style-asian="italic" style:font-name-complex="Latin Modern Math" style:font-style-complex="italic"/>
    </style:style>
    <style:style style:name="T3" style:family="text">
      <style:text-properties style:text-position="-33% 58%" style:font-name="Latin Modern Math" fo:font-style="italic" style:font-name-asian="Latin Modern Math" style:font-style-asian="italic" style:font-name-complex="Latin Modern Math" style:font-style-complex="italic"/>
    </style:style>
    <style:style style:name="T4" style:family="text">
      <style:text-properties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5" style:family="text">
      <style:text-properties style:text-position="-33% 58%"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6" style:family="text">
      <style:text-properties style:text-position="0% 100%" style:font-name="Latin Modern Roman1" fo:font-style="italic" style:font-name-asian="Latin Modern Roman1" style:font-style-asian="italic" style:font-name-complex="Latin Modern Roman1" style:font-style-complex="italic"/>
    </style:style>
    <style:style style:name="T7" style:family="text">
      <style:text-properties style:text-position="-33% 58%" style:font-name="Latin Modern Roman1" fo:font-style="italic" style:font-name-asian="Latin Modern Roman1" style:font-style-asian="italic" style:font-name-complex="Latin Modern Roman1" style:font-style-complex="italic"/>
    </style:style>
    <style:style style:name="T8" style:family="text">
      <style:text-properties style:text-position="33% 58%" style:font-name="Latin Modern Roman1" fo:font-style="italic" style:font-name-asian="Latin Modern Roman1" style:font-style-asian="italic" style:font-name-complex="Latin Modern Roman1" style:font-style-complex="italic"/>
    </style:style>
    <style:style style:name="T9" style:family="text">
      <style:text-properties fo:color="#3465a4" style:font-name="Latin Modern Math" fo:font-style="italic" style:font-name-asian="Latin Modern Math" style:font-style-asian="italic" style:font-name-complex="Latin Modern Math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8cm" svg:height="2.9cm" svg:x="4cm" svg:y="3.8cm">
          <text:p/>
          <draw:enhanced-geometry svg:viewBox="0 0 21600 21600" draw:glue-points="?f0 0 ?f1 10800 0 21600 10800 21600 21600 21600 ?f7 10800" draw:text-areas="?f1 10800 ?f2 18000 ?f3 7200 ?f4 21600" draw:type="isosceles-triangle" draw:modifiers="5991.104981899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5.2cm" svg:y="3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9.7cm" svg:y="6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3.6cm" svg:y="6.497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7.5cm" svg:y="4.3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6.3cm" svg:y="6.4cm">
          <draw:text-box>
            <text:p><text:span text:style-name="T1">c</text:span></text:p>
          </draw:text-box>
        </draw:frame>
        <draw:frame draw:style-name="gr3" draw:text-style-name="P3" draw:layer="layout" svg:width="0.7cm" svg:height="0.903cm" svg:x="4.3cm" svg:y="4.597cm">
          <draw:text-box>
            <text:p><text:span text:style-name="T1">b</text:span></text:p>
          </draw:text-box>
        </draw:frame>
        <draw:circle draw:style-name="gr4" draw:text-style-name="P4" draw:layer="layout" svg:width="1cm" svg:height="1cm" svg:x="3.6cm" svg:y="6.1cm" draw:kind="arc" draw:start-angle="348.48" draw:end-angle="63.34">
          <text:p/>
        </draw:circle>
        <draw:ellipse draw:style-name="gr4" draw:text-style-name="P4" draw:layer="layout" svg:width="1.481cm" svg:height="1.3cm" svg:x="4.917cm" svg:y="3.1cm" draw:kind="arc" draw:start-angle="241.11" draw:end-angle="318.44">
          <text:p/>
        </draw:ellipse>
        <draw:ellipse draw:style-name="gr4" draw:text-style-name="P4" draw:layer="layout" svg:width="1.4cm" svg:height="1.3cm" svg:x="8.8cm" svg:y="6.2cm" draw:kind="arc" draw:start-angle="115.9" draw:end-angle="169.2">
          <text:p/>
        </draw:ellipse>
        <draw:frame draw:style-name="gr2" draw:text-style-name="P2" draw:layer="layout" svg:width="0.7cm" svg:height="0.903cm" svg:x="4.7cm" svg:y="5.8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8.3cm" svg:y="6cm">
          <draw:text-box>
            <text:p><text:span text:style-name="T2">β</text:span></text:p>
          </draw:text-box>
        </draw:frame>
        <draw:frame draw:style-name="gr5" draw:text-style-name="P4" draw:layer="layout" svg:width="9.2cm" svg:height="9.527cm" svg:x="1.6cm" svg:y="8.6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6" draw:text-style-name="P5" draw:layer="layout" svg:width="4.738cm" svg:height="4.243cm" draw:transform="rotate (-0.785398163397448) translate (5.25cm 8.2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8cm" svg:y="8.9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9cm" svg:y="14.4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6cm" svg:y="10.6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.5cm" svg:y="14cm" draw:kind="arc" draw:start-angle="62.16" draw:end-angle="100.8">
          <text:p/>
        </draw:ellipse>
        <draw:ellipse draw:style-name="gr7" draw:text-style-name="P6" draw:layer="layout" svg:width="1.2cm" svg:height="1.1cm" svg:x="8.1cm" svg:y="10.7cm" draw:kind="arc" draw:start-angle="159.79" draw:end-angle="218.35">
          <text:p/>
        </draw:ellipse>
        <draw:ellipse draw:style-name="gr7" draw:text-style-name="P6" draw:layer="layout" svg:width="1.1cm" svg:height="1.4cm" svg:x="3.6cm" svg:y="9cm" draw:kind="arc" draw:start-angle="279.51" draw:end-angle="336.55">
          <text:p/>
        </draw:ellipse>
        <draw:frame draw:style-name="gr2" draw:text-style-name="P2" draw:layer="layout" svg:width="0.7cm" svg:height="0.903cm" svg:x="5.5cm" svg:y="4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4.4cm" svg:y="10.1cm">
          <draw:text-box>
            <text:p><text:span text:style-name="T2">β</text:span></text:p>
          </draw:text-box>
        </draw:frame>
        <draw:frame draw:style-name="gr2" draw:text-style-name="P2" draw:layer="layout" svg:width="0.7cm" svg:height="0.903cm" svg:x="5.2cm" svg:y="13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7.6cm" svg:y="11.0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7.2cm" svg:y="12.297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6.3cm" svg:y="9.5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4.1cm" svg:y="11.397cm">
          <draw:text-box>
            <text:p><text:span text:style-name="T1">a</text:span></text:p>
          </draw:text-box>
        </draw:frame>
        <draw:custom-shape draw:style-name="gr8" draw:text-style-name="P5" draw:layer="layout" svg:width="4.738cm" svg:height="4.243cm" svg:x="12.659cm" svg:y="9.904cm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5.208cm" svg:y="9.241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2.028cm" svg:y="13.976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332cm" svg:y="13.906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draw:transform="rotate (-0.785398163397448) translate (12.518cm 13.227cm)" draw:kind="arc" draw:start-angle="62.16" draw:end-angle="100.8">
          <text:p/>
        </draw:ellipse>
        <draw:ellipse draw:style-name="gr7" draw:text-style-name="P6" draw:layer="layout" svg:width="1.2cm" svg:height="1.1cm" draw:transform="rotate (-0.785398163397448) translate (17.397cm 13.439cm)" draw:kind="arc" draw:start-angle="159.79" draw:end-angle="218.35">
          <text:p/>
        </draw:ellipse>
        <draw:ellipse draw:style-name="gr7" draw:text-style-name="P6" draw:layer="layout" svg:width="1.1cm" svg:height="1.4cm" draw:transform="rotate (-0.785398163397448) translate (15.417cm 9.055cm)" draw:kind="arc" draw:start-angle="279.51" draw:end-angle="336.55">
          <text:p/>
        </draw:ellipse>
        <draw:frame draw:style-name="gr2" draw:text-style-name="P2" draw:layer="layout" svg:width="0.7cm" svg:height="0.903cm" svg:x="14.8cm" svg:y="10.597cm">
          <draw:text-box>
            <text:p><text:span text:style-name="T2">θ</text:span><text:span text:style-name="T3">2</text:span></text:p>
          </draw:text-box>
        </draw:frame>
        <draw:frame draw:style-name="gr2" draw:text-style-name="P2" draw:layer="layout" svg:width="0.7cm" svg:height="0.903cm" svg:x="13.2cm" svg:y="13.3cm">
          <draw:text-box>
            <text:p><text:span text:style-name="T2">θ</text:span><text:span text:style-name="T3">1</text:span></text:p>
          </draw:text-box>
        </draw:frame>
        <draw:frame draw:style-name="gr9" draw:text-style-name="P2" draw:layer="layout" svg:width="0.99cm" svg:height="2.063cm" svg:x="14.6cm" svg:y="14.137cm">
          <draw:text-box>
            <text:p><text:span text:style-name="T4">A</text:span><text:span text:style-name="T5">U</text:span></text:p>
            <text:p><text:span text:style-name="T6">A</text:span><text:span text:style-name="T7">L</text:span></text:p>
          </draw:text-box>
        </draw:frame>
        <draw:frame draw:style-name="gr2" draw:text-style-name="P2" draw:layer="layout" svg:width="0.7cm" svg:height="0.903cm" svg:x="16.483cm" svg:y="11.501cm">
          <draw:text-box>
            <text:p><text:span text:style-name="T1">1</text:span></text:p>
          </draw:text-box>
        </draw:frame>
        <draw:frame draw:style-name="gr10" draw:text-style-name="P2" draw:layer="layout" svg:width="1.9cm" svg:height="1.081cm" svg:x="12.1cm" svg:y="11.3cm">
          <draw:text-box>
            <text:p><text:span text:style-name="T1">√</text:span><text:span text:style-name="T1">x</text:span><text:span text:style-name="T8">2</text:span><text:span text:style-name="T6">+z</text:span><text:span text:style-name="T8">2</text:span></text:p>
          </draw:text-box>
        </draw:frame>
        <draw:line draw:style-name="gr11" draw:text-style-name="P7" draw:layer="layout" svg:x1="14.6cm" svg:y1="15.2cm" svg:x2="15.4cm" svg:y2="15.2cm">
          <text:p/>
        </draw:line>
        <draw:line draw:style-name="gr12" draw:text-style-name="P7" draw:layer="layout" svg:x1="12.5cm" svg:y1="11.56cm" svg:x2="13.9cm" svg:y2="11.56cm">
          <text:p/>
        </draw:line>
        <draw:frame draw:style-name="gr5" draw:text-style-name="P4" draw:layer="layout" svg:width="9.2cm" svg:height="9.527cm" svg:x="1.1cm" svg:y="19.1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8" draw:text-style-name="P5" draw:layer="layout" svg:width="4.738cm" svg:height="4.243cm" draw:transform="rotate (-0.785398163397448) translate (4.75cm 18.7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3cm" svg:y="19.4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4cm" svg:y="24.9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1cm" svg:y="21.1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cm" svg:y="24.5cm" draw:kind="arc" draw:start-angle="62.16" draw:end-angle="100.8">
          <text:p/>
        </draw:ellipse>
        <draw:ellipse draw:style-name="gr7" draw:text-style-name="P6" draw:layer="layout" svg:width="1.2cm" svg:height="1.1cm" svg:x="7.6cm" svg:y="21.2cm" draw:kind="arc" draw:start-angle="159.79" draw:end-angle="218.35">
          <text:p/>
        </draw:ellipse>
        <draw:ellipse draw:style-name="gr7" draw:text-style-name="P6" draw:layer="layout" svg:width="1.1cm" svg:height="1.4cm" svg:x="3.1cm" svg:y="19.5cm" draw:kind="arc" draw:start-angle="279.51" draw:end-angle="336.55">
          <text:p/>
        </draw:ellipse>
        <draw:frame draw:style-name="gr2" draw:text-style-name="P2" draw:layer="layout" svg:width="0.5cm" svg:height="0.903cm" svg:x="5.8cm" svg:y="20.2cm">
          <draw:text-box>
            <text:p><text:span text:style-name="T1">1</text:span></text:p>
          </draw:text-box>
        </draw:frame>
        <draw:frame draw:style-name="gr10" draw:text-style-name="P2" draw:layer="layout" svg:width="1.9cm" svg:height="1.081cm" svg:x="6.3cm" svg:y="23.319cm">
          <draw:text-box>
            <text:p><text:span text:style-name="T1">√</text:span><text:span text:style-name="T1">x</text:span><text:span text:style-name="T8">2</text:span><text:span text:style-name="T6">+</text:span><text:span text:style-name="T6">z</text:span><text:span text:style-name="T8">2</text:span></text:p>
          </draw:text-box>
        </draw:frame>
        <draw:line draw:style-name="gr12" draw:text-style-name="P7" draw:layer="layout" svg:x1="6.7cm" svg:y1="23.58cm" svg:x2="8.1cm" svg:y2="23.58cm">
          <text:p/>
        </draw:line>
        <draw:frame draw:style-name="gr9" draw:text-style-name="P2" draw:layer="layout" svg:width="0.99cm" svg:height="2.063cm" svg:x="3.11cm" svg:y="21.4cm">
          <draw:text-box>
            <text:p><text:span text:style-name="T4">A</text:span><text:span text:style-name="T5">U</text:span></text:p>
            <text:p><text:span text:style-name="T6">A</text:span><text:span text:style-name="T7">L</text:span></text:p>
          </draw:text-box>
        </draw:frame>
        <draw:line draw:style-name="gr11" draw:text-style-name="P7" draw:layer="layout" svg:x1="3.1cm" svg:y1="22.5cm" svg:x2="3.9cm" svg:y2="22.5cm">
          <text:p/>
        </draw:line>
        <draw:frame draw:style-name="gr2" draw:text-style-name="P2" draw:layer="layout" svg:width="0.7cm" svg:height="0.903cm" svg:x="4.6cm" svg:y="23.6cm">
          <draw:text-box>
            <text:p><text:span text:style-name="T2">θ</text:span><text:span text:style-name="T3">1</text:span></text:p>
          </draw:text-box>
        </draw:frame>
        <draw:frame draw:style-name="gr2" draw:text-style-name="P2" draw:layer="layout" svg:width="0.7cm" svg:height="0.903cm" svg:x="4cm" svg:y="20.7cm">
          <draw:text-box>
            <text:p><text:span text:style-name="T2">θ</text:span><text:span text:style-name="T3">2</text:span></text:p>
          </draw:text-box>
        </draw:frame>
        <draw:frame draw:style-name="gr5" draw:text-style-name="P4" draw:layer="layout" svg:width="9.2cm" svg:height="9.527cm" svg:x="10.8cm" svg:y="19.2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8" draw:text-style-name="P5" draw:layer="layout" svg:width="4.738cm" svg:height="4.243cm" draw:transform="rotate (-0.785398163397448) translate (14.45cm 18.8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3cm" svg:y="19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4.1cm" svg:y="25.0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8cm" svg:y="21.2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13.7cm" svg:y="24.6cm" draw:kind="arc" draw:start-angle="62.16" draw:end-angle="100.8">
          <text:p/>
        </draw:ellipse>
        <draw:ellipse draw:style-name="gr7" draw:text-style-name="P6" draw:layer="layout" svg:width="1.2cm" svg:height="1.1cm" svg:x="17.3cm" svg:y="21.3cm" draw:kind="arc" draw:start-angle="159.79" draw:end-angle="218.35">
          <text:p/>
        </draw:ellipse>
        <draw:ellipse draw:style-name="gr7" draw:text-style-name="P6" draw:layer="layout" svg:width="1.1cm" svg:height="1.4cm" svg:x="12.8cm" svg:y="19.6cm" draw:kind="arc" draw:start-angle="279.51" draw:end-angle="336.55">
          <text:p/>
        </draw:ellipse>
        <draw:frame draw:style-name="gr2" draw:text-style-name="P2" draw:layer="layout" svg:width="0.5cm" svg:height="0.903cm" svg:x="15.5cm" svg:y="20.3cm">
          <draw:text-box>
            <text:p><text:span text:style-name="T1">1</text:span></text:p>
          </draw:text-box>
        </draw:frame>
        <draw:frame draw:style-name="gr10" draw:text-style-name="P2" draw:layer="layout" svg:width="1.9cm" svg:height="1.081cm" svg:x="16cm" svg:y="23.419cm">
          <draw:text-box>
            <text:p><text:span text:style-name="T1">√</text:span><text:span text:style-name="T1">x</text:span><text:span text:style-name="T8">2</text:span><text:span text:style-name="T6">+</text:span><text:span text:style-name="T6">z</text:span><text:span text:style-name="T8">2</text:span></text:p>
          </draw:text-box>
        </draw:frame>
        <draw:line draw:style-name="gr12" draw:text-style-name="P7" draw:layer="layout" svg:x1="16.4cm" svg:y1="23.68cm" svg:x2="17.8cm" svg:y2="23.68cm">
          <text:p/>
        </draw:line>
        <draw:frame draw:style-name="gr9" draw:text-style-name="P2" draw:layer="layout" svg:width="0.99cm" svg:height="2.063cm" svg:x="12.81cm" svg:y="21.5cm">
          <draw:text-box>
            <text:p><text:span text:style-name="T4">A</text:span><text:span text:style-name="T5">U</text:span></text:p>
            <text:p><text:span text:style-name="T6">A</text:span><text:span text:style-name="T7">L</text:span></text:p>
          </draw:text-box>
        </draw:frame>
        <draw:line draw:style-name="gr11" draw:text-style-name="P7" draw:layer="layout" svg:x1="12.8cm" svg:y1="22.6cm" svg:x2="13.6cm" svg:y2="22.6cm">
          <text:p/>
        </draw:line>
        <draw:frame draw:style-name="gr2" draw:text-style-name="P2" draw:layer="layout" svg:width="0.7cm" svg:height="0.903cm" svg:x="14.3cm" svg:y="23.7cm">
          <draw:text-box>
            <text:p><text:span text:style-name="T2">θ</text:span><text:span text:style-name="T3">1</text:span></text:p>
          </draw:text-box>
        </draw:frame>
        <draw:frame draw:style-name="gr2" draw:text-style-name="P2" draw:layer="layout" svg:width="0.7cm" svg:height="0.903cm" svg:x="13.7cm" svg:y="20.8cm">
          <draw:text-box>
            <text:p><text:span text:style-name="T2">θ</text:span><text:span text:style-name="T3">2</text:span></text:p>
          </draw:text-box>
        </draw:frame>
        <draw:custom-shape draw:style-name="gr13" draw:text-style-name="P5" draw:layer="layout" svg:width="3.4cm" svg:height="3.37cm" svg:x="14.45cm" svg:y="21.8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ellipse draw:style-name="gr14" draw:text-style-name="P6" draw:layer="layout" svg:width="1.3cm" svg:height="1.5cm" svg:x="14.3cm" svg:y="24.4cm" draw:kind="arc" draw:start-angle="358.04" draw:end-angle="69.39">
          <text:p/>
        </draw:ellipse>
        <draw:frame draw:style-name="gr2" draw:text-style-name="P9" draw:layer="layout" svg:width="0.7cm" svg:height="0.903cm" svg:x="15.5cm" svg:y="24.397cm">
          <draw:text-box>
            <text:p text:style-name="P8"><text:span text:style-name="T9">ϕ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1" svg:font-family="'Noto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0:09:11.279779856</meta:creation-date>
    <meta:editing-duration>PT2H51M4S</meta:editing-duration>
    <meta:editing-cycles>16</meta:editing-cycles>
    <meta:generator>LibreOffice/6.4.5.2$Linux_X86_64 LibreOffice_project/40$Build-2</meta:generator>
    <meta:initial-creator>Javier Alonso Silva</meta:initial-creator>
    <dc:date>2020-09-18T13:52:44.459479865</dc:date>
    <dc:creator>Javier Alonso Silva</dc:creator>
    <meta:document-statistic meta:object-count="74"/>
  </office:meta>
</office:document-meta>
</file>